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/>
    <style:font-face style:name="Google Sans" svg:font-family="'Google Sans'"/>
    <style:font-face style:name="Arial" svg:font-family="Arial" style:font-pitch="variable"/>
    <style:font-face style:name="DejaVu Sans1" svg:font-family="'DejaVu Sans'" style:font-pitch="variable"/>
    <style:font-face style:name="Google Sans1" svg:font-family="'Google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244cm" fo:min-width="9.811cm" fo:padding-top="0.254cm" fo:padding-bottom="0.254cm" fo:padding-left="0.254cm" fo:padding-right="0.254cm" fo:wrap-option="wrap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4.055cm" style:use-optimal-column-width="false"/>
    </style:style>
    <style:style style:name="co2" style:family="table-column">
      <style:table-column-properties style:column-width="3.998cm" style:use-optimal-column-width="false"/>
    </style:style>
    <style:style style:name="co3" style:family="table-column">
      <style:table-column-properties style:column-width="4.11cm" style:use-optimal-column-width="false"/>
    </style:style>
    <style:style style:name="co4" style:family="table-column">
      <style:table-column-properties style:column-width="4.498cm" style:use-optimal-column-width="false"/>
    </style:style>
    <style:style style:name="ro1" style:family="table-row">
      <style:table-row-properties style:row-height="1.645cm" style:use-optimal-row-height="false"/>
    </style:style>
    <style:style style:name="ro2" style:family="table-row">
      <style:table-row-properties style:row-height="4.447cm" style:use-optimal-row-height="false"/>
    </style:style>
    <style:style style:name="ro3" style:family="table-row">
      <style:table-row-properties style:row-height="3.659cm" style:use-optimal-row-height="false"/>
    </style:style>
    <style:style style:name="ro4" style:family="table-row">
      <style:table-row-properties style:row-height="3.265cm" style:use-optimal-row-height="false"/>
    </style:style>
    <style:style style:name="ce1" style:family="table-cell">
      <loext:graphic-properties draw:fill="solid" draw:fill-color="#f3f3f3" draw:textarea-vertical-align="middle" fo:padding-top="0.253cm" fo:padding-bottom="0.253cm" fo:padding-left="0.253cm" fo:padding-right="0.253cm"/>
      <style:paragraph-properties fo:margin-left="0cm" fo:margin-right="0cm" fo:margin-top="0cm" fo:margin-bottom="0cm" fo:line-height="100%" fo:text-align="center" fo:text-indent="0cm" fo:border-left="0.37pt solid #666666" fo:border-right="1.11pt solid #666666" fo:border-top="0.37pt solid #666666" fo:border-bottom="1.11pt solid #666666" style:writing-mode="lr-tb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ce2" style:family="table-cell">
      <loext:graphic-properties draw:fill="solid" draw:fill-color="#d2e3fc" draw:textarea-vertical-align="middle" fo:padding-top="0.253cm" fo:padding-bottom="0.253cm" fo:padding-left="0.253cm" fo:padding-right="0.253cm"/>
      <style:paragraph-properties fo:margin-left="0cm" fo:margin-right="0cm" fo:margin-top="0cm" fo:margin-bottom="0cm" fo:line-height="115%" fo:text-align="center" fo:text-indent="0cm" fo:border-left="1.11pt solid #666666" fo:border-right="0.37pt solid #666666" fo:border-top="0.37pt solid #666666" fo:border-bottom="1.11pt solid #666666" style:writing-mode="lr-tb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ce3" style:family="table-cell">
      <loext:graphic-properties draw:fill="solid" draw:fill-color="#d2e3fc" draw:textarea-vertical-align="middle" fo:padding-top="0.253cm" fo:padding-bottom="0.253cm" fo:padding-left="0.253cm" fo:padding-right="0.253cm"/>
      <style:paragraph-properties fo:margin-left="0cm" fo:margin-right="0cm" fo:margin-top="0cm" fo:margin-bottom="0cm" fo:line-height="115%" fo:text-align="center" fo:text-indent="0cm" fo:border-left="0.37pt solid #666666" fo:border-right="0.37pt solid #666666" fo:border-top="0.37pt solid #666666" fo:border-bottom="1.11pt solid #666666" style:writing-mode="lr-tb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ce4" style:family="table-cell">
      <loext:graphic-properties draw:fill="solid" draw:fill-color="#f3f3f3" draw:textarea-vertical-align="middle" fo:padding-top="0.253cm" fo:padding-bottom="0.253cm" fo:padding-left="0.253cm" fo:padding-right="0.253cm"/>
      <style:paragraph-properties fo:margin-left="0.494cm" fo:margin-right="0cm" fo:margin-top="0cm" fo:margin-bottom="0cm" fo:line-height="100%" fo:text-align="center" fo:text-indent="-0.317cm" fo:border-left="0.37pt solid #666666" fo:border-right="1.11pt solid #666666" fo:border-top="1.11pt solid #666666" fo:border-bottom="1.11pt solid #666666" style:writing-mode="lr-tb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ce5" style:family="table-cell">
      <loext:graphic-properties draw:fill="solid" draw:fill-color="#f3f3f3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start" fo:text-indent="0cm" fo:border-left="1.11pt solid #666666" fo:border-right="0.37pt solid #666666" fo:border-top="1.11pt solid #666666" fo:border-bottom="0.37pt solid #666666" style:writing-mode="lr-tb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ce6" style:family="table-cell">
      <loext:graphic-properties draw:fill="solid" draw:fill-color="#f3f3f3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start" fo:text-indent="0cm" fo:border-left="0.37pt solid #666666" fo:border-right="0.37pt solid #666666" fo:border-top="1.11pt solid #666666" fo:border-bottom="0.37pt solid #666666" style:writing-mode="lr-tb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ce7" style:family="table-cell">
      <loext:graphic-properties draw:fill="solid" draw:fill-color="#f3f3f3" draw:textarea-vertical-align="middle" fo:padding-top="0.253cm" fo:padding-bottom="0.253cm" fo:padding-left="0.253cm" fo:padding-right="0.253cm"/>
      <style:paragraph-properties fo:margin-left="0cm" fo:margin-right="0cm" fo:margin-top="0cm" fo:margin-bottom="0cm" fo:line-height="100%" fo:text-align="center" fo:text-indent="0cm" fo:border-left="0.37pt solid #666666" fo:border-right="1.11pt solid #666666" fo:border-top="1.11pt solid #666666" fo:border-bottom="1.11pt solid #666666" style:writing-mode="lr-tb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ce8" style:family="table-cell">
      <loext:graphic-properties draw:fill="solid" draw:fill-color="#f3f3f3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start" fo:text-indent="0cm" fo:border-left="1.11pt solid #666666" fo:border-right="0.37pt solid #666666" fo:border-top="0.37pt solid #666666" fo:border-bottom="0.37pt solid #666666" style:writing-mode="lr-tb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ce9" style:family="table-cell">
      <loext:graphic-properties draw:fill="solid" draw:fill-color="#f3f3f3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start" fo:text-indent="0cm" fo:border="0.37pt solid #666666" style:writing-mode="lr-tb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ce10" style:family="table-cell">
      <loext:graphic-properties draw:fill="solid" draw:fill-color="#f3f3f3" draw:textarea-vertical-align="middle" fo:padding-top="0.253cm" fo:padding-bottom="0.253cm" fo:padding-left="0.317cm" fo:padding-right="0.253cm"/>
      <style:paragraph-properties fo:margin-left="0cm" fo:margin-right="0cm" fo:margin-top="0cm" fo:margin-bottom="0cm" fo:line-height="100%" fo:text-align="center" fo:text-indent="0cm" fo:border-left="0.37pt solid #666666" fo:border-right="1.11pt solid #666666" fo:border-top="1.11pt solid #666666" fo:border-bottom="0.37pt solid #666666" style:writing-mode="lr-tb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 style:font-size-asian="14pt" style:font-size-complex="14pt"/>
    </style:style>
    <style:style style:name="P3" style:family="paragraph">
      <style:paragraph-properties fo:margin-left="0cm" fo:margin-right="0cm" fo:margin-top="0cm" fo:margin-bottom="0.106cm" fo:line-height="100%" fo:text-align="start" fo:text-indent="0cm" style:writing-mode="lr-tb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4" style:family="paragraph">
      <loext:graphic-properties draw:fill="none"/>
      <style:paragraph-properties fo:margin-left="0cm" fo:margin-right="0cm" fo:margin-top="0cm" fo:margin-bottom="0.106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6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7" style:family="paragraph">
      <style:paragraph-properties fo:margin-left="0.494cm" fo:margin-right="0cm" fo:margin-top="0cm" fo:margin-bottom="0cm" fo:line-height="100%" fo:text-align="center" fo:text-indent="-0.317cm" style:writing-mode="lr-tb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Google Sans" fo:font-size="14pt" fo:letter-spacing="normal" fo:font-style="normal" style:text-underline-style="none" fo:font-weight="bold" style:font-name-asian="Google Sans" style:font-size-asian="14pt" style:font-style-asian="normal" style:font-weight-asian="bold" style:font-name-complex="Google Sans" style:font-size-complex="14pt" style:font-style-complex="normal" style:font-weight-complex="bold"/>
    </style:style>
    <style:style style:name="T2" style:family="text">
      <style:text-properties fo:font-variant="normal" fo:text-transform="none" fo:color="#434343" loext:opacity="100%" style:text-line-through-style="none" style:text-line-through-type="none" style:text-position="0% 100%" style:font-name="Google Sans" fo:font-size="10pt" fo:letter-spacing="normal" fo:font-style="normal" style:text-underline-style="none" fo:font-weight="normal" style:font-name-asian="Google Sans" style:font-size-asian="10pt" style:font-style-asian="normal" style:font-weight-asian="normal" style:font-name-complex="Google Sans" style:font-size-complex="1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Google Sans" fo:letter-spacing="normal" fo:font-style="normal" style:text-underline-style="none" fo:font-weight="bold" style:font-name-asian="Google Sans" style:font-style-asian="normal" style:font-weight-asian="bold" style:font-name-complex="Google Sans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Google Sans" fo:letter-spacing="normal" fo:font-style="normal" style:text-underline-style="none" fo:font-weight="normal" style:font-name-asian="Google Sans" style:font-style-asian="normal" style:font-weight-asian="normal" style:font-name-complex="Google Sans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1" fo:letter-spacing="normal" fo:font-style="normal" style:text-underline-style="none" fo:font-weight="normal" style:font-name-asian="Arial1" style:font-style-asian="normal" style:font-weight-asian="normal" style:font-name-complex="Arial1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Google Shape;187;p33" draw:style-name="gr1" draw:text-style-name="P2" draw:layer="layout" svg:width="4.958cm" svg:height="1.123cm" svg:x="0.475cm" svg:y="0cm">
          <text:p text:style-name="P1"><text:span text:style-name="T1">Persona: Ma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33" draw:style-name="gr2" draw:text-style-name="P4" draw:layer="layout" svg:width="10.318cm" svg:height="0.751cm" svg:x="5.433cm" svg:y="0cm">
          <text:p text:style-name="P3"><text:span text:style-name="T2">Goal: Find a game machine to play with friends in the Arca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9;p33" draw:style-name="standard" draw:layer="layout" svg:width="24.77cm" svg:height="13.015cm" svg:x="0.675cm" svg:y="0.884cm">
          <table:table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3">
              <table:table-cell table:style-name="ce1">
                <text:p text:style-name="P5"><text:span text:style-name="T3">ACTION</text:span></text:p>
              </table:table-cell>
              <table:table-cell table:style-name="ce2">
                <text:p text:style-name="P6"><text:span text:style-name="T3">Log in to the App</text:span></text:p>
              </table:table-cell>
              <table:table-cell>
                <text:p text:style-name="P6"><text:span text:style-name="T3">Fill out a short questionnaire</text:span></text:p>
              </table:table-cell>
              <table:table-cell>
                <text:p text:style-name="P6"><text:span text:style-name="T3">Swipe through the previews</text:span></text:p>
              </table:table-cell>
              <table:table-cell>
                <text:p text:style-name="P6"><text:span text:style-name="T3">See a list of results</text:span></text:p>
              </table:table-cell>
              <table:table-cell>
                <text:p text:style-name="P6"><text:span text:style-name="T3">Find the Game</text:span></text:p>
              </table:table-cell>
            </table:table-row>
            <table:table-row table:style-name="ro2" table:default-cell-style-name="ce6">
              <table:table-cell table:style-name="ce4">
                <text:p text:style-name="P7"><text:span text:style-name="T3">TASK LIST</text:span></text:p>
              </table:table-cell>
              <table:table-cell table:style-name="ce5">
                <text:p text:style-name="P8"><text:span text:style-name="T4">Tasks</text:span></text:p>
                <text:p text:style-name="P8"><text:span text:style-name="T4"/></text:p>
                <text:p text:style-name="P8"><text:span text:style-name="T4">A. Register if not in the system already</text:span></text:p>
                <text:p text:style-name="P8"><text:span text:style-name="T4">B. Log-in the preferred way</text:span></text:p>
                <text:p text:style-name="P8"><text:span text:style-name="T4"/></text:p>
              </table:table-cell>
              <table:table-cell>
                <text:p text:style-name="P8"><text:span text:style-name="T4">Tasks</text:span></text:p>
                <text:p text:style-name="P8"><text:span text:style-name="T4"/></text:p>
                <text:p text:style-name="P8"><text:span text:style-name="T4">A. Answer multiple choice questions about game preferences</text:span></text:p>
                <text:p text:style-name="P8"><text:span text:style-name="T4">B. Answer questions about himself (eg. age)</text:span></text:p>
                <text:p text:style-name="P8"><text:span text:style-name="T5"/></text:p>
              </table:table-cell>
              <table:table-cell>
                <text:p text:style-name="P8"><text:span text:style-name="T4">Tasks</text:span></text:p>
                <text:p text:style-name="P8"><text:span text:style-name="T4"/></text:p>
                <text:p text:style-name="P8"><text:span text:style-name="T4">A. Watch video previews of games as they appear</text:span></text:p>
                <text:p text:style-name="P8"><text:span text:style-name="T4">B. Swipe left (dislike) or right (like)</text:span></text:p>
                <text:p text:style-name="P8"><text:span text:style-name="T5"/></text:p>
              </table:table-cell>
              <table:table-cell>
                <text:p text:style-name="P8"><text:span text:style-name="T4">Tasks</text:span></text:p>
                <text:p text:style-name="P8"><text:span text:style-name="T4"/></text:p>
                <text:p text:style-name="P8"><text:span text:style-name="T4">A. Browse through a list of games he liked</text:span></text:p>
                <text:p text:style-name="P8"><text:span text:style-name="T4">B. Browse through games his friends liked</text:span></text:p>
                <text:p text:style-name="P8"><text:span text:style-name="T4">C. See other recommendations</text:span></text:p>
                <text:p text:style-name="P8"><text:span text:style-name="T5"/></text:p>
              </table:table-cell>
              <table:table-cell>
                <text:p text:style-name="P8"><text:span text:style-name="T4">Tasks</text:span></text:p>
                <text:p text:style-name="P8"><text:span text:style-name="T4"/></text:p>
                <text:p text:style-name="P8"><text:span text:style-name="T4">A. Inspect a map of the Arcade</text:span></text:p>
                <text:p text:style-name="P8"><text:span text:style-name="T4">B. Follow the instructions</text:span></text:p>
                <text:p text:style-name="P8"><text:span text:style-name="T5"/></text:p>
              </table:table-cell>
            </table:table-row>
            <table:table-row table:style-name="ro3" table:default-cell-style-name="ce9">
              <table:table-cell table:style-name="ce7">
                <text:p text:style-name="P5"><text:span text:style-name="T3">FEELING ADJECTIVE</text:span></text:p>
              </table:table-cell>
              <table:table-cell table:style-name="ce8">
                <text:p text:style-name="P8"><text:span text:style-name="T4">-Bored or frustrated if the password is forgotten </text:span></text:p>
              </table:table-cell>
              <table:table-cell>
                <text:p text:style-name="P8"><text:span text:style-name="T4">-Bored or uninterested, since no one likes questionnaires</text:span></text:p>
                <text:p text:style-name="P8"><text:span text:style-name="T4">-Frustrated if he doesn’t understand a question or can’t see the questions properly</text:span></text:p>
              </table:table-cell>
              <table:table-cell>
                <text:p text:style-name="P8"><text:span text:style-name="T4">-Surprised, interested, excited</text:span></text:p>
                <text:p text:style-name="P8"><text:span text:style-name="T4">-Bored if games are irrelevant</text:span></text:p>
                <text:p text:style-name="P8"><text:span text:style-name="T5"/></text:p>
              </table:table-cell>
              <table:table-cell>
                <text:p text:style-name="P8"><text:span text:style-name="T4">-Excited</text:span></text:p>
                <text:p text:style-name="P8"><text:span text:style-name="T4">-Frustrated if he finds the price of a game too high</text:span></text:p>
                <text:p text:style-name="P8"><text:span text:style-name="T5"/></text:p>
              </table:table-cell>
              <table:table-cell>
                <text:p text:style-name="P8"><text:span text:style-name="T4">-Excited</text:span></text:p>
                <text:p text:style-name="P8"><text:span text:style-name="T4">-Frustrated if it’s too far away or UI is hard to interpret or if there is no GPS signal</text:span></text:p>
                <text:p text:style-name="P8"><text:span text:style-name="T5"/></text:p>
              </table:table-cell>
            </table:table-row>
            <table:table-row table:style-name="ro4" table:default-cell-style-name="ce9">
              <table:table-cell table:style-name="ce10">
                <text:p text:style-name="P5"><text:span text:style-name="T3">IMPROVEMENT OPPORTUNITIES</text:span></text:p>
              </table:table-cell>
              <table:table-cell table:style-name="ce8">
                <text:p text:style-name="P8"><text:span text:style-name="T4">-Consider making the log-in optional and use third party authentication</text:span></text:p>
              </table:table-cell>
              <table:table-cell>
                <text:p text:style-name="P8"><text:span text:style-name="T4">-Make it as short as possible</text:span></text:p>
                <text:p text:style-name="P8"><text:span text:style-name="T4">-Make sure it’s available in different languages and supports visually impaired people</text:span></text:p>
              </table:table-cell>
              <table:table-cell>
                <text:p text:style-name="P8"><text:span text:style-name="T4">-Make sure the game </text:span></text:p>
                <text:p text:style-name="P8"><text:span text:style-name="T4">recommendations are tailored to his taste</text:span></text:p>
                <text:p text:style-name="P8"><text:span text:style-name="T5"/></text:p>
              </table:table-cell>
              <table:table-cell>
                <text:p text:style-name="P8"><text:span text:style-name="T4">-Provide search filters</text:span></text:p>
                <text:p text:style-name="P8"><text:span text:style-name="T5"/></text:p>
              </table:table-cell>
              <table:table-cell>
                <text:p text:style-name="P8"><text:span text:style-name="T4">-Make it simple and familiar to mainstream navigation apps</text:span></text:p>
                <text:p text:style-name="P8"><text:span text:style-name="T5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184;gbb06e27f49_0_98:notes" draw:style-name="gr3" draw:layer="layout" svg:width="16.932cm" svg:height="9.524cm" svg:x="1.059cm" svg:y="1.905cm" draw:page-number="1" presentation:class="page"/>
          <draw:frame draw:name="Google Shape;185;gbb06e27f49_0_98:notes" presentation:style-name="pr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/>
    <style:font-face style:name="Google Sans" svg:font-family="'Google Sans'"/>
    <style:font-face style:name="Arial" svg:font-family="Arial" style:font-pitch="variable"/>
    <style:font-face style:name="DejaVu Sans1" svg:font-family="'DejaVu Sans'" style:font-pitch="variable"/>
    <style:font-face style:name="Google Sans1" svg:font-family="'Google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919090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Google Shape;125;p27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0.1.2$Windows_X86_64 LibreOffice_project/7cbcfc562f6eb6708b5ff7d7397325de9e764452</meta:generator>
    <dc:date>2022-11-24T17:03:46.229000000</dc:date>
    <meta:editing-duration>PT2M39S</meta:editing-duration>
    <meta:editing-cycles>1</meta:editing-cycles>
    <meta:document-statistic meta:object-count="22"/>
  </office:meta>
</office:document-meta>
</file>